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9bc" officeooo:paragraph-rsid="000929bc"/>
    </style:style>
    <style:style style:name="P2" style:family="paragraph" style:parent-style-name="Standard">
      <style:text-properties officeooo:rsid="000929bc" officeooo:paragraph-rsid="000b112b"/>
    </style:style>
    <style:style style:name="P3" style:family="paragraph" style:parent-style-name="Standard">
      <style:text-properties officeooo:rsid="000b112b" officeooo:paragraph-rsid="000b112b"/>
    </style:style>
    <style:style style:name="T1" style:family="text">
      <style:text-properties officeooo:rsid="000b1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Round (core java)</text:p>
      <text:p text:style-name="P1">1. What are the challanges you faced in your last project or last 6 months.</text:p>
      <text:p text:style-name="P1">2. What is the special feaature of string, why it is made immutable – in your project, in which situation you felt string should be immutable.</text:p>
      <text:p text:style-name="P1">3. How to make a class immutable.</text:p>
      <text:p text:style-name="P1">4. How to make array list immutable.</text:p>
      <text:p text:style-name="P1">5. What is method overriding</text:p>
      <text:p text:style-name="P1">which happens in these scenarios</text:p>
      <text:p text:style-name="P1">void m1(int i, int j){</text:p>
      <text:p text:style-name="P1">}</text:p>
      <text:p text:style-name="P1">void m1(Integer i, Integer j){</text:p>
      <text:p text:style-name="P1">}</text:p>
      <text:p text:style-name="P1">void m1(String i, String j){</text:p>
      <text:p text:style-name="P1">}</text:p>
      <text:p text:style-name="P1">main{</text:p>
      <text:p text:style-name="P1">m1(2, 3); <text:s/></text:p>
      <text:p text:style-name="P1">m1(null, null);</text:p>
      <text:p text:style-name="P1">}</text:p>
      <text:p text:style-name="P1">6. How <text:s/>can we initalize an object</text:p>
      <text:p text:style-name="P1">7. Where do we use synchronization, <text:span text:style-name="T1">can we use synchronization keyword to a class</text:span></text:p>
      <text:p text:style-name="P1">8. Where static keyword is used</text:p>
      <text:p text:style-name="P1">9. Employee emp=new Employee(101);</text:p>
      <text:p text:style-name="P1">map.put(emp, emp);</text:p>
      <text:p text:style-name="P1">emp.setId(201);</text:p>
      <text:p text:style-name="P1">map.get(emp); <text:s/>//what is the output</text:p>
      <text:p text:style-name="P2">10. Explain hashing concept</text:p>
      <text:p text:style-name="P2"><text:span text:style-name="T1">11. What is copyOnHashSet</text:span></text:p>
      <text:p text:style-name="P3">12. What is the contract of hashcode and equals</text:p>
      <text:p text:style-name="P1"/>
      <text:p text:style-name="P1">2nd round</text:p>
      <text:p text:style-name="P1">1. Explain your project</text:p>
      <text:p text:style-name="P1">2. How did you achieve security for your application.</text:p>
      <text:p text:style-name="P1">3. What is session.</text:p>
      <text:p text:style-name="P1">4. What is request.</text:p>
      <text:p text:style-name="P1">5. What is singleton, how to make a class singleton.</text:p>
      <text:p text:style-name="P1">6. What are implicit objects, name them.</text:p>
      <text:p text:style-name="P1">7. Did you use array list in your project, in which scenario.</text:p>
      <text:p text:style-name="P1">8. How to make arraylist immutable.</text:p>
      <text:p text:style-name="P1">9. What are the steps to connect with db using JDBC.</text:p>
      <text:p text:style-name="P1">10. Explain about DOM.</text:p>
      <text:p text:style-name="P1">11. How to get or set text value using jquery.</text:p>
      <text:p text:style-name="P1">12. How to handle failure with jquery, is there any function support.</text:p>
      <text:p text:style-name="P1">13. How to display model box in new 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vaan07 </meta:initial-creator>
    <meta:creation-date>2017-07-11T16:39:26.695907860</meta:creation-date>
    <meta:generator>LibreOffice/4.2.8.2$Linux_X86_64 LibreOffice_project/420m0$Build-2</meta:generator>
    <dc:date>2017-07-11T16:58:25.480957245</dc:date>
    <dc:creator>vidvaan07 </dc:creator>
    <meta:editing-duration>P0D</meta:editing-duration>
    <meta:editing-cycles>1</meta:editing-cycles>
    <meta:document-statistic meta:table-count="0" meta:image-count="0" meta:object-count="0" meta:page-count="1" meta:paragraph-count="41" meta:word-count="252" meta:character-count="1374" meta:non-whitespace-character-count="1158"/>
  </office:meta>
</office:document-meta>
</file>